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112cm"/>
    </style:style>
    <style:style style:name="co2" style:family="table-column">
      <style:table-column-properties fo:break-before="auto" style:column-width="3.092cm"/>
    </style:style>
    <style:style style:name="co3" style:family="table-column">
      <style:table-column-properties fo:break-before="auto" style:column-width="8.1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4cm"/>
    </style:style>
    <style:style style:name="co6" style:family="table-column">
      <style:table-column-properties fo:break-before="auto" style:column-width="7.518cm"/>
    </style:style>
    <style:style style:name="co7" style:family="table-column">
      <style:table-column-properties fo:break-before="auto" style:column-width="4.18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EventTypes</text:p>
          </table:table-cell>
          <table:table-cell table:number-columns-repeated="3"/>
          <table:table-cell office:value-type="string">
            <text:p>Modifications</text:p>
          </table:table-cell>
          <table:table-cell office:value-type="string">
            <text:p>Display functions</text:p>
          </table:table-cell>
          <table:table-cell/>
        </table:table-row>
        <table:table-row table:style-name="ro1">
          <table:table-cell office:value-type="string">
            <text:p>Are connected with functions.</text:p>
          </table:table-cell>
          <table:table-cell table:number-columns-repeated="6"/>
        </table:table-row>
        <table:table-row table:style-name="ro1">
          <table:table-cell office:value-type="string">
            <text:p>type EventInfo = Maybe</text:p>
          </table:table-cell>
          <table:table-cell office:value-type="string">
            <text:p>Settings0</text:p>
          </table:table-cell>
          <table:table-cell office:value-type="string">
            <text:p>'→</text:p>
          </table:table-cell>
          <table:table-cell office:value-type="string">
            <text:p>Settings1</text:p>
          </table:table-cell>
          <table:table-cell office:value-type="string">
            <text:p>Example functions...</text:p>
          </table:table-cell>
          <table:table-cell office:value-type="string">
            <text:p>displayImage :: Image → GTKWidget → IO ()</text:p>
          </table:table-cell>
          <table:table-cell/>
        </table:table-row>
        <table:table-row table:style-name="ro1">
          <table:table-cell/>
          <table:table-cell office:value-type="string">
            <text:p>Settings Channel</text:p>
          </table:table-cell>
          <table:table-cell office:value-type="string">
            <text:p>Event (Setting-&gt;Setting)</text:p>
          </table:table-cell>
          <table:table-cell/>
          <table:table-cell office:value-type="string">
            <text:p>draw :: EventInfo Point → Image → Image</text:p>
          </table:table-cell>
          <table:table-cell table:number-columns-repeated="2"/>
        </table:table-row>
        <table:table-row table:style-name="ro1">
          <table:table-cell office:value-type="string">
            <text:p>Example EventType</text:p>
          </table:table-cell>
          <table:table-cell office:value-type="string">
            <text:p>Image0</text:p>
          </table:table-cell>
          <table:table-cell office:value-type="string">
            <text:p>'→</text:p>
          </table:table-cell>
          <table:table-cell office:value-type="string">
            <text:p>Image1</text:p>
          </table:table-cell>
          <table:table-cell table:number-columns-repeated="3"/>
        </table:table-row>
        <table:table-row table:style-name="ro1">
          <table:table-cell office:value-type="string">
            <text:p>EventOnMouseMove Just Point</text:p>
          </table:table-cell>
          <table:table-cell office:value-type="string">
            <text:p>Image Channel</text:p>
          </table:table-cell>
          <table:table-cell office:value-type="string">
            <text:p>Event (Displayable Image → Displayable Image)</text:p>
          </table:table-cell>
          <table:table-cell table:number-columns-repeated="4"/>
        </table:table-row>
        <table:table-row table:style-name="ro1">
          <table:table-cell office:value-type="string">
            <text:p>-- The point is the current location of the mous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ventOnButtonClick Nothing</text:p>
          </table:table-cell>
          <table:table-cell/>
          <table:table-cell table:style-name="ce1" table:number-columns-spanned="5" table:number-rows-spanned="1"/>
          <table:covered-table-cell table:number-columns-repeated="4"/>
        </table:table-row>
      </table:table>
      <table:table table:name="List2" table:style-name="ta1">
        <table:table-column table:style-name="co4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5T20:30:14</meta:creation-date>
    <dc:date>2012-03-26T14:33:30</dc:date>
    <meta:editing-duration>PT17H31M55S</meta:editing-duration>
    <meta:editing-cycles>3</meta:editing-cycles>
    <meta:generator>LibreOffice/3.5$Linux_X86_64 LibreOffice_project/350m1$Build-102</meta:generator>
    <meta:document-statistic meta:table-count="3" meta:cell-count="22" meta:object-count="0"/>
  </office:meta>
</office:document-meta>
</file>